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E8E394C07C8A229387.png" manifest:media-type="image/png"/>
  <manifest:file-entry manifest:full-path="Pictures/1000020100000438000008E83E729BC5ACC970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marker-start="" svg:stroke-opacity="0%" draw:fill-color="#000000" draw:textarea-horizontal-align="justify" draw:textarea-vertical-align="middle" draw:auto-grow-height="false" fo:min-height="12.196cm" fo:min-width="3.818cm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2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67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38cm, 5.662cm, 36.184cm, 5.303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88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opacity="100%" draw:opacity="47%" draw:textarea-horizontal-align="justify" draw:textarea-vertical-align="middle" draw:auto-grow-height="false" fo:min-height="9.402cm" fo:min-width="16.264cm"/>
    </style:style>
    <style:style style:name="gr14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 draw:opacity="100%"/>
      <style:paragraph-properties style:writing-mode="lr-tb"/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P4" style:family="paragraph">
      <loext:graphic-properties draw:fill="none" draw:fill-color="#ffffff" draw:opacity="100%"/>
      <style:paragraph-properties style:writing-mode="lr-tb"/>
      <style:text-properties fo:color="#c8c8c8" fo:font-size="26pt" fo:letter-spacing="0.112cm" fo:font-weight="bold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 style:writing-mode="lr-tb"/>
      <style:text-properties fo:color="#6b91c1" fo:font-size="20pt" fo:letter-spacing="0.112cm" fo:font-weight="bold" style:font-size-asian="20pt" style:font-size-complex="20pt"/>
    </style:style>
    <style:style style:name="P7" style:family="paragraph">
      <loext:graphic-properties draw:fill="none" draw:fill-color="#ffffff" draw:opacity="100%"/>
      <style:paragraph-properties style:writing-mode="lr-tb"/>
      <style:text-properties fo:color="#c7cdc9" fo:font-size="18pt" fo:letter-spacing="0.056cm" fo:font-weight="bold" style:font-size-asian="18pt" style:font-size-complex="18pt"/>
    </style:style>
    <style:style style:name="P8" style:family="paragraph">
      <loext:graphic-properties draw:fill="none" draw:fill-color="#ffffff" draw:opacity="100%"/>
      <style:paragraph-properties style:writing-mode="lr-tb"/>
      <style:text-properties fo:color="#ef9a13" fo:font-size="11pt" fo:letter-spacing="0.056cm" fo:font-weight="bold" style:font-size-asian="11pt" style:font-size-complex="11pt"/>
    </style:style>
    <style:style style:name="P9" style:family="paragraph">
      <loext:graphic-properties draw:fill="none" draw:fill-color="#ffffff" draw:opacity="100%"/>
      <style:paragraph-properties style:writing-mode="lr-tb"/>
      <style:text-properties fo:color="#c76496" fo:font-size="17pt" fo:letter-spacing="0.056cm" fo:font-weight="bold" style:font-size-asian="17pt" style:font-size-complex="17pt"/>
    </style:style>
    <style:style style:name="P10" style:family="paragraph">
      <loext:graphic-properties draw:fill="none" draw:fill-color="#ffffff" draw:opacity="100%"/>
      <style:paragraph-properties style:writing-mode="lr-tb"/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c8c8c8" fo:font-size="20pt" fo:letter-spacing="0.112cm" fo:font-weight="bold" style:font-size-asian="20pt" style:font-size-complex="20pt"/>
    </style:style>
    <style:style style:name="P12" style:family="paragraph">
      <loext:graphic-properties draw:fill="none" draw:fill-color="#ffffff" draw:opacity="100%"/>
      <style:paragraph-properties style:writing-mode="lr-tb"/>
      <style:text-properties fo:color="#c76496" fo:font-size="20pt" fo:letter-spacing="0.056cm" fo:font-weight="bold" style:font-size-asian="20pt" style:font-size-complex="2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opacity="47%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T1" style:family="text"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T2" style:family="text">
      <style:text-properties fo:color="#ef9a13" fo:font-size="26pt" fo:letter-spacing="0.112cm" style:text-underline-style="none" fo:font-weight="bold" fo:background-color="transparent" style:font-size-asian="26pt" style:font-size-complex="26pt"/>
    </style:style>
    <style:style style:name="T3" style:family="text">
      <style:text-properties fo:color="#ef9a13" fo:font-size="24pt" fo:letter-spacing="0.112cm" style:text-underline-style="none" fo:font-weight="bold" fo:background-color="transparent" style:font-size-asian="24pt" style:font-size-complex="24pt"/>
    </style:style>
    <style:style style:name="T4" style:family="text">
      <style:text-properties fo:color="#c8c8c8" fo:font-size="26pt" fo:letter-spacing="0.112cm" fo:font-weight="bold" style:font-size-asian="28pt" style:font-size-complex="28pt"/>
    </style:style>
    <style:style style:name="T5" style:family="text">
      <style:text-properties fo:color="#c8c8c8" fo:font-size="24pt" fo:letter-spacing="0.112cm" fo:font-weight="bold" style:font-size-asian="26pt" style:font-size-complex="26pt"/>
    </style:style>
    <style:style style:name="T6" style:family="text">
      <style:text-properties fo:color="#c8c8c8" fo:font-size="22pt" fo:letter-spacing="0.112cm" fo:font-weight="bold" style:font-size-asian="24pt" style:font-size-complex="24pt"/>
    </style:style>
    <style:style style:name="T7" style:family="text">
      <style:text-properties fo:color="#c8c8c8" fo:font-size="20pt" fo:letter-spacing="0.112cm" fo:font-weight="bold" style:font-size-asian="22pt" style:font-size-complex="22pt"/>
    </style:style>
    <style:style style:name="T8" style:family="text">
      <style:text-properties fo:color="#c8c8c8" fo:font-size="18pt" fo:letter-spacing="0.112cm" fo:font-weight="bold" style:font-size-asian="20pt" style:font-size-complex="20pt"/>
    </style:style>
    <style:style style:name="T9" style:family="text">
      <style:text-properties fo:font-variant="normal" fo:text-transform="none" fo:color="#6b91c1" style:text-outline="false" style:text-line-through-style="none" style:text-line-through-type="none" style:font-name="Liberation Sans" fo:font-size="20pt" fo:letter-spacing="0.112cm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b91c1" style:text-outline="false" style:text-line-through-style="none" style:text-line-through-type="none" style:font-name="Liberation Sans" fo:font-size="18pt" fo:letter-spacing="0.112cm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b91c1" style:text-outline="false" style:text-line-through-style="none" style:text-line-through-type="none" style:font-name="Liberation Sans" fo:font-size="26pt" fo:letter-spacing="0.112cm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b91c1" fo:font-size="19pt" fo:letter-spacing="0.056cm" fo:font-weight="bold" style:font-size-asian="19pt" style:font-size-complex="19pt"/>
    </style:style>
    <style:style style:name="T13" style:family="text">
      <style:text-properties fo:color="#6b91c1" fo:font-size="16pt" fo:letter-spacing="0.056cm" fo:font-weight="bold" style:font-size-asian="16pt" style:font-size-complex="16pt"/>
    </style:style>
    <style:style style:name="T14" style:family="text">
      <style:text-properties fo:color="#6b91c1" fo:font-size="15pt" fo:letter-spacing="0.056cm" fo:font-weight="bold" style:font-size-asian="15pt" style:font-size-complex="15pt"/>
    </style:style>
    <style:style style:name="T15" style:family="text">
      <style:text-properties fo:color="#6b91c1" fo:font-size="14pt" fo:letter-spacing="0.056cm" fo:font-weight="bold" style:font-size-asian="14pt" style:font-size-complex="14pt"/>
    </style:style>
    <style:style style:name="T16" style:family="text">
      <style:text-properties fo:color="#c7cdc9" fo:font-size="18pt" fo:letter-spacing="0.056cm" fo:font-weight="bold" style:font-size-asian="18pt" style:font-size-complex="18pt"/>
    </style:style>
    <style:style style:name="T17" style:family="text">
      <style:text-properties fo:color="#c7cdc9" fo:font-size="16pt" fo:letter-spacing="0.056cm" fo:font-weight="bold" style:font-size-asian="16pt" style:font-size-complex="16pt"/>
    </style:style>
    <style:style style:name="T18" style:family="text">
      <style:text-properties fo:color="#ef9a13" fo:font-size="11pt" fo:letter-spacing="0.056cm" fo:font-weight="bold" style:font-size-asian="11pt" style:font-size-complex="11pt"/>
    </style:style>
    <style:style style:name="T19" style:family="text">
      <style:text-properties fo:color="#c76496" fo:font-size="17pt" fo:letter-spacing="0.056cm" fo:font-weight="bold" style:font-size-asian="17pt" style:font-size-complex="17pt"/>
    </style:style>
    <style:style style:name="T20" style:family="text">
      <style:text-properties fo:color="#c76496" fo:font-size="16pt" fo:letter-spacing="0.056cm" fo:font-weight="bold" style:font-size-asian="16pt" style:font-size-complex="16pt"/>
    </style:style>
    <style:style style:name="T21" style:family="text">
      <style:text-properties fo:color="#c76496" fo:font-size="15pt" fo:letter-spacing="0.056cm" fo:font-weight="bold" style:font-size-asian="15pt" style:font-size-complex="15pt"/>
    </style:style>
    <style:style style:name="T22" style:family="text"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T23" style:family="text">
      <style:text-properties fo:color="#ef9a13" fo:font-size="18pt" fo:letter-spacing="0.112cm" style:text-underline-style="none" fo:font-weight="bold" fo:background-color="transparent" style:font-size-asian="18pt" style:font-size-complex="18pt"/>
    </style:style>
    <style:style style:name="T24" style:family="text">
      <style:text-properties fo:color="#ef9a13" fo:font-size="16pt" fo:letter-spacing="0.112cm" style:text-underline-style="none" fo:font-weight="bold" fo:background-color="transparent" style:font-size-asian="16pt" style:font-size-complex="16pt"/>
    </style:style>
    <style:style style:name="T25" style:family="text">
      <style:text-properties fo:color="#c8c8c8" fo:font-size="20pt" fo:letter-spacing="0.112cm" fo:font-weight="bold" style:font-size-asian="20pt" style:font-size-complex="20pt"/>
    </style:style>
    <style:style style:name="T26" style:family="text">
      <style:text-properties fo:color="#c8c8c8" fo:font-size="16pt" fo:letter-spacing="0.112cm" fo:font-weight="bold" style:font-size-asian="16pt" style:font-size-complex="16pt"/>
    </style:style>
    <style:style style:name="T27" style:family="text">
      <style:text-properties fo:color="#6b91c1" fo:font-size="22pt" fo:font-weight="bold" style:font-size-asian="22pt" style:font-size-complex="22pt"/>
    </style:style>
    <style:style style:name="T28" style:family="text">
      <style:text-properties fo:color="#6b91c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6b91c1" fo:font-size="18pt" fo:font-weight="bold" style:font-size-asian="18pt" style:font-size-complex="18pt"/>
    </style:style>
    <style:style style:name="T30" style:family="text">
      <style:text-properties fo:color="#6b91c1" fo:font-size="16pt" fo:font-weight="bold" style:font-size-asian="16pt" style:font-size-complex="16pt"/>
    </style:style>
    <style:style style:name="T31" style:family="text">
      <style:text-properties fo:color="#6b91c1" fo:font-size="15pt" fo:font-weight="bold" style:font-size-asian="15pt" style:font-size-complex="15pt"/>
    </style:style>
    <style:style style:name="T32" style:family="text">
      <style:text-properties fo:color="#c76496" fo:font-size="20pt" fo:letter-spacing="0.056cm" fo:font-weight="bold" style:font-size-asian="20pt" style:font-size-complex="20pt"/>
    </style:style>
    <style:style style:name="T33" style:family="text">
      <style:text-properties fo:color="#c76496" fo:font-size="18pt" fo:letter-spacing="0.056cm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9.946cm" svg:height="20.999cm" svg:x="0cm" svg:y="-0.016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232cm" svg:height="12.445cm" svg:x="1.419cm" svg:y="8.128cm" svg:viewBox="0 0 8233 12446" svg:d="M105 12446c-13-2233 0-4371 0-6604 82-642-267-3941-6-4572 783-1892 3889 4 3816-1270 1439 0 2879 0 4318 0 0 4149 0 8297 0 12446-1439 0-6689 0-8128 0z">
            <text:p/>
          </draw:path>
        </draw:g>
        <draw:frame draw:style-name="gr3" draw:text-style-name="P3" draw:layer="layout" svg:width="8.528cm" svg:height="1.486cm" svg:x="0.916cm" svg:y="10.898cm">
          <draw:text-box>
            <text:p><text:span text:style-name="T1">m</text:span><text:span text:style-name="T2">ed</text:span><text:span text:style-name="T3">itation</text:span></text:p>
          </draw:text-box>
        </draw:frame>
        <draw:frame draw:style-name="gr4" draw:text-style-name="P4" draw:layer="layout" svg:width="7.174cm" svg:height="1.276cm" svg:x="2.524cm" svg:y="12.925cm">
          <draw:text-box>
            <text:p><text:span text:style-name="T4">a</text:span><text:span text:style-name="T5">n</text:span><text:span text:style-name="T6">dr</text:span><text:span text:style-name="T7">o</text:span><text:span text:style-name="T8">id</text:span></text:p>
          </draw:text-box>
        </draw:frame>
        <draw:frame draw:style-name="gr5" draw:text-style-name="P6" draw:layer="layout" svg:width="5.912cm" svg:height="1.276cm" svg:x="3.994cm" svg:y="14.816cm">
          <draw:text-box>
            <text:p text:style-name="P5"><text:span text:style-name="T9">R</text:span><text:span text:style-name="T10">L</text:span><text:span text:style-name="T11">/</text:span><text:span text:style-name="T12">Tra</text:span><text:span text:style-name="T13">nsfo</text:span><text:span text:style-name="T14">r</text:span><text:span text:style-name="T15">mer</text:span></text:p>
          </draw:text-box>
        </draw:frame>
        <draw:frame draw:style-name="gr6" draw:text-style-name="P7" draw:layer="layout" svg:width="3.318cm" svg:height="0.962cm" svg:x="6.126cm" svg:y="16.786cm">
          <draw:text-box>
            <text:p><text:span text:style-name="T16">Ko</text:span><text:span text:style-name="T17">tlin</text:span></text:p>
          </draw:text-box>
        </draw:frame>
        <draw:frame draw:style-name="gr7" draw:text-style-name="P8" draw:layer="layout" svg:width="2.286cm" svg:height="0.839cm" svg:x="7.788cm" svg:y="20.012cm">
          <draw:text-box>
            <text:p><text:span text:style-name="T18">sleep</text:span></text:p>
          </draw:text-box>
        </draw:frame>
        <draw:frame draw:style-name="gr8" draw:text-style-name="P9" draw:layer="layout" svg:width="2.056cm" svg:height="0.924cm" svg:x="7.342cm" svg:y="18.548cm">
          <draw:text-box>
            <text:p><text:span text:style-name="T19">b</text:span><text:span text:style-name="T20">as</text:span><text:span text:style-name="T21">s</text:span></text:p>
          </draw:text-box>
        </draw:frame>
        <draw:g>
          <draw:g>
            <draw:frame draw:style-name="gr1" draw:text-style-name="P1" draw:layer="layout" svg:width="9.946cm" svg:height="20.999cm" svg:x="11.136cm" svg:y="-0.014cm">
              <draw:image xlink:href="Pictures/1000020100000438000008E83E729BC5ACC970DE.png" xlink:type="simple" xlink:show="embed" xlink:actuate="onLoad" loext:mime-type="image/png">
                <text:p/>
              </draw:image>
            </draw:frame>
            <draw:path draw:style-name="gr2" draw:text-style-name="P2" draw:layer="layout" svg:width="8.685cm" svg:height="19.812cm" svg:x="12.102cm" svg:y="0.763cm" svg:viewBox="0 0 8686 19813" svg:d="M558 19813c-13-2233 0-4371 0-6604 82-642-769-11054-508-11685 783-1892 4137-250 4064-1524 1439 0 2625 508 4064 508 0 4149 508 15156 508 19305-1439 0-6689 0-8128 0z">
              <text:p/>
            </draw:path>
          </draw:g>
          <draw:frame draw:style-name="gr9" draw:text-style-name="P1" draw:layer="layout" svg:width="9.933cm" svg:height="12.307cm" svg:x="11.136cm" svg:y="7.76cm">
            <draw:image xlink:href="Pictures/1000020100000438000008E83E729BC5ACC970DE.png" xlink:type="simple" xlink:show="embed" xlink:actuate="onLoad" loext:mime-type="image/png">
              <text:p/>
            </draw:image>
          </draw:frame>
          <draw:frame draw:style-name="gr3" draw:text-style-name="P10" draw:layer="layout" svg:width="3.51cm" svg:height="1.486cm" svg:x="14.738cm" svg:y="1.671cm">
            <draw:text-box>
              <text:p><text:span text:style-name="T22">h</text:span><text:span text:style-name="T23">e</text:span><text:span text:style-name="T24">al</text:span><text:span text:style-name="T23">t</text:span><text:span text:style-name="T24">h</text:span></text:p>
            </draw:text-box>
          </draw:frame>
          <draw:frame draw:style-name="gr4" draw:text-style-name="P11" draw:layer="layout" svg:width="3.466cm" svg:height="1.276cm" svg:x="17.616cm" svg:y="3.449cm">
            <draw:text-box>
              <text:p><text:span text:style-name="T25">co</text:span><text:span text:style-name="T26">ding</text:span></text:p>
            </draw:text-box>
          </draw:frame>
          <draw:frame draw:style-name="gr10" draw:text-style-name="P6" draw:layer="layout" svg:width="4.128cm" svg:height="1.276cm" svg:x="11.834cm" svg:y="2.987cm">
            <draw:text-box>
              <text:p text:style-name="P5"><text:span text:style-name="T27">T</text:span><text:span text:style-name="T28">h</text:span><text:span text:style-name="T29">e</text:span><text:span text:style-name="T30">o</text:span><text:span text:style-name="T31">ry</text:span></text:p>
            </draw:text-box>
          </draw:frame>
          <draw:frame draw:style-name="gr11" draw:text-style-name="P12" draw:layer="layout" svg:width="2.904cm" svg:height="1.038cm" svg:x="13.558cm" svg:y="4.765cm">
            <draw:text-box>
              <text:p><text:span text:style-name="T32">m</text:span><text:span text:style-name="T33">u</text:span><text:span text:style-name="T20">s</text:span><text:span text:style-name="T21">i</text:span><text:span text:style-name="T20">c</text:span>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9.946cm" svg:height="20.999cm" svg:x="0cm" svg:y="0.001cm">
          <draw:image xlink:href="Pictures/1000020100000438000008E8E394C07C8A229387.png" xlink:type="simple" xlink:show="embed" xlink:actuate="onLoad" loext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14" xml:id="id1" draw:id="id1" draw:layer="layout" svg:width="16.764cm" svg:height="9.652cm" svg:x="1.778cm" svg:y="2.032cm">
          <text:p/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0.16cm" svg:y1="2.032cm" svg:x2="10.16cm" svg:y2="2.032cm" draw:start-shape="id1" draw:end-shape="id1" svg:d="M10160 2032z" svg:viewBox="0 0 1 1">
          <text:p/>
        </draw:connector>
        <draw:line draw:style-name="gr14" draw:text-style-name="P15" draw:layer="layout" svg:x1="4.064cm" svg:y1="11.43cm" svg:x2="5.08cm" svg:y2="6.858cm">
          <text:p/>
        </draw:line>
        <draw:line draw:style-name="gr14" draw:text-style-name="P15" draw:layer="layout" svg:x1="6.858cm" svg:y1="11.176cm" svg:x2="5.08cm" svg:y2="6.858cm">
          <text:p/>
        </draw:lin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22:30:15.365395117</meta:creation-date>
    <dc:date>2023-07-17T15:17:21.236170508</dc:date>
    <meta:editing-duration>PT26M4S</meta:editing-duration>
    <meta:editing-cycles>11</meta:editing-cycles>
    <meta:generator>LibreOffice/6.4.7.2$Linux_X86_64 LibreOffice_project/40$Build-2</meta:generator>
    <meta:document-statistic meta:object-count="52"/>
  </office:meta>
</office:document-meta>
</file>